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marker-end="Circle" draw:marker-end-width="0.3cm" draw:textarea-horizontal-align="center" draw:textarea-vertical-align="middle"/>
    </style:style>
    <style:style style:name="gr5" style:family="graphic" style:parent-style-name="standard">
      <style:graphic-properties draw:stroke="solid" draw:stroke-dash="Fine_20_Dashed_20__28_var_29_" draw:marker-end="Circle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marker-end="Circle" draw:marker-end-width="0.3cm" draw:fill="solid" draw:fill-color="#00ff00" draw:textarea-horizontal-align="center" draw:textarea-vertical-align="middle"/>
    </style:style>
    <style:style style:name="gr8" style:family="graphic" style:parent-style-name="standard">
      <style:graphic-properties draw:stroke="solid" draw:stroke-dash="Fine_20_Dashed_20__28_var_29_" draw:marker-end="Circle" draw:marker-end-width="0.3cm" draw:fill="solid" draw:fill-color="#00ff00" draw:textarea-horizontal-align="center" draw:textarea-vertical-align="middle"/>
    </style:style>
    <style:style style:name="gr9" style:family="graphic" style:parent-style-name="standard">
      <style:graphic-properties draw:fill-color="#00f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8pt" style:font-size-complex="18pt"/>
    </style:style>
    <style:style style:name="P3" style:family="paragraph">
      <style:paragraph-properties fo:text-align="center"/>
      <style:text-properties fo:font-size="10.5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size="10.5pt"/>
    </style:style>
    <style:style style:name="T1" style:family="text">
      <style:text-properties fo:font-size="10.5pt" fo:font-weight="bold" style:font-size-asian="18pt" style:font-weight-asian="bold" style:font-size-complex="18pt" style:font-weight-complex="bold"/>
    </style:style>
    <style:style style:name="T2" style:family="text">
      <style:text-properties fo:font-size="10.5pt" style:font-size-asian="18pt" style:font-size-complex="18pt"/>
    </style:style>
    <style:style style:name="T3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" style:family="text">
      <style:text-properties fo:font-size="10.5pt" fo:font-weight="normal" style:font-size-asian="18pt" style:font-weight-asian="normal" style:font-size-complex="18pt" style:font-weight-complex="normal"/>
    </style:style>
    <style:style style:name="T5" style:family="text">
      <style:text-properties fo:font-size="10.5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413cm" svg:height="4.699cm" svg:x="1.032cm" svg:y="1cm">
          <draw:glue-point draw:id="4" svg:x="5.001cm" svg:y="3.109cm"/>
          <draw:glue-point draw:id="5" svg:x="3.001cm" svg:y="5.001cm"/>
          <draw:glue-point draw:id="6" svg:x="5.001cm" svg:y="-0.674cm"/>
          <draw:glue-point draw:id="7" svg:x="5.001cm" svg:y="0.676cm"/>
          <draw:glue-point draw:id="8" svg:x="5.001cm" svg:y="1.487cm"/>
          <draw:glue-point draw:id="9" svg:x="5.001cm" svg:y="2.298cm"/>
          <draw:glue-point draw:id="10" svg:x="5.001cm" svg:y="-1.215cm"/>
          <draw:glue-point draw:id="11" svg:x="5.001cm" svg:y="-1.755cm"/>
          <text:p text:style-name="P1"><text:span text:style-name="T1">schema</text:span></text:p>
          <text:p text:style-name="P1"><text:span text:style-name="T2"/></text:p>
          <text:p text:style-name="P1"><text:span text:style-name="T2">schema_id (pk)</text:span></text:p>
          <text:p text:style-name="P1"><text:span text:style-name="T2">schema_name (uk)</text:span></text:p>
          <text:p text:style-name="P1"><text:span text:style-name="T2">schema_des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445cm" svg:height="5.969cm" svg:x="1cm" svg:y="7.35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5cm" svg:y="4.46cm"/>
          <draw:glue-point draw:id="12" svg:x="4.166cm" svg:y="5.001cm"/>
          <draw:glue-point draw:id="13" svg:x="5.001cm" svg:y="-3.421cm"/>
          <draw:glue-point draw:id="14" svg:x="5.001cm" svg:y="-4.573cm"/>
          <draw:glue-point draw:id="15" svg:x="5.001cm" svg:y="-2.233cm"/>
          <draw:glue-point draw:id="16" svg:x="5.001cm" svg:y="-4.148cm"/>
          <draw:glue-point draw:id="17" svg:x="5.001cm" svg:y="3.511cm"/>
          <draw:glue-point draw:id="18" svg:x="5.001cm" svg:y="3.937cm"/>
          <text:p text:style-name="P1"><text:span text:style-name="T1">Collection</text:span></text:p>
          <text:p text:style-name="P1"><text:span text:style-name="T3">(aka “tables”)</text:span></text:p>
          <text:p text:style-name="P1"><text:span text:style-name="T2"/></text:p>
          <text:p text:style-name="P1"><text:span text:style-name="T2">collection_id (pk)</text:span></text:p>
          <text:p text:style-name="P1"><text:span text:style-name="T2">schema_id (uk)(fk)</text:span></text:p>
          <text:p text:style-name="P1"><text:span text:style-name="T2">collection_name (uk)</text:span></text:p>
          <text:p text:style-name="P1"><text:span text:style-name="T2">collection_desc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588cm" svg:height="3.937cm" svg:x="7.477cm" svg:y="1cm">
          <draw:glue-point draw:id="4" svg:x="1.923cm" svg:y="5.001cm"/>
          <draw:glue-point draw:id="5" svg:x="3.461cm" svg:y="5.001cm"/>
          <draw:glue-point draw:id="6" svg:x="-1.538cm" svg:y="5.001cm"/>
          <draw:glue-point draw:id="7" svg:x="5cm" svg:y="2.568cm"/>
          <draw:glue-point draw:id="8" svg:x="5cm" svg:y="3.649cm"/>
          <draw:glue-point draw:id="9" svg:x="-5cm" svg:y="2.298cm"/>
          <draw:glue-point draw:id="10" svg:x="-5cm" svg:y="3.649cm"/>
          <draw:glue-point draw:id="11" svg:x="5cm" svg:y="-2.566cm"/>
          <draw:glue-point draw:id="12" svg:x="-5cm" svg:y="-2.566cm"/>
          <draw:glue-point draw:id="13" svg:x="-5cm" svg:y="-0.805cm"/>
          <draw:glue-point draw:id="14" svg:x="-5cm" svg:y="0.807cm"/>
          <draw:glue-point draw:id="15" svg:x="-5cm" svg:y="1.452cm"/>
          <draw:glue-point draw:id="16" svg:x="5cm" svg:y="4.356cm"/>
          <text:p text:style-name="P1"><text:span text:style-name="T1">instance</text:span></text:p>
          <text:p text:style-name="P1"><text:span text:style-name="T2"/></text:p>
          <text:p text:style-name="P1"><text:span text:style-name="T2">instance_id (pk)</text:span></text:p>
          <text:p text:style-name="P1"><text:span text:style-name="T2">schema_id (uk)(fk)</text:span></text:p>
          <text:p text:style-name="P1"><text:span text:style-name="T2">instance_name (uk)</text:span></text:p>
          <text:p text:style-name="P1"><text:span text:style-name="T2">instance_location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048cm" svg:height="1.27cm" svg:x="14.97cm" svg:y="1.381cm">
          <text:p text:style-name="P1"><text:span text:style-name="T1">inst_typ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4.97cm" svg:y1="2.016cm" svg:x2="13.065cm" svg:y2="1.958cm" draw:start-shape="id1" draw:end-shape="id2" draw:end-glue-point="11" svg:d="m14970 2016-1905-58">
          <text:p/>
        </draw:connector>
        <draw:connector draw:style-name="gr4" draw:text-style-name="P4" draw:layer="layout" draw:type="line" svg:x1="3.238cm" svg:y1="5.699cm" svg:x2="3.222cm" svg:y2="7.35cm" draw:start-shape="id3" draw:start-glue-point="2" draw:end-shape="id4" draw:end-glue-point="0" svg:d="m3238 5699-16 1651">
          <text:p/>
        </draw:connector>
        <draw:connector draw:style-name="gr5" draw:text-style-name="P4" draw:layer="layout" draw:type="line" svg:x1="5.444cm" svg:y1="12.429cm" svg:x2="15.002cm" svg:y2="12.413cm" draw:start-shape="id4" draw:start-glue-point="17" draw:end-shape="id5" draw:end-glue-point="9" svg:d="m5444 12429 9558-16">
          <text:p/>
        </draw:connector>
        <draw:custom-shape draw:style-name="gr6" draw:text-style-name="P2" xml:id="id7" draw:id="id7" draw:layer="layout" svg:width="5.588cm" svg:height="2.921cm" svg:x="14.97cm" svg:y="24.019cm">
          <draw:glue-point draw:id="4" svg:x="2.5cm" svg:y="-5cm"/>
          <draw:glue-point draw:id="5" svg:x="-2.083cm" svg:y="-5cm"/>
          <draw:glue-point draw:id="6" svg:x="-5cm" svg:y="-2.777cm"/>
          <draw:glue-point draw:id="7" svg:x="-5cm" svg:y="2.222cm"/>
          <draw:glue-point draw:id="8" svg:x="-1.666cm" svg:y="5cm"/>
          <draw:glue-point draw:id="9" svg:x="1.666cm" svg:y="5cm"/>
          <draw:glue-point draw:id="10" svg:x="5cm" svg:y="2.222cm"/>
          <draw:glue-point draw:id="11" svg:x="5cm" svg:y="-2.777cm"/>
          <text:p text:style-name="P1"><text:span text:style-name="T1"/></text:p>
          <text:p text:style-name="P1"><text:span text:style-name="T1">field_analysis_value</text:span></text:p>
          <text:p text:style-name="P1"><text:span text:style-name="T2"/></text:p>
          <text:p text:style-name="P1"><text:span text:style-name="T2">fav_id (pk)</text:span></text:p>
          <text:p text:style-name="P1"><text:span text:style-name="T2">fa_id (uk)(fk)</text:span></text:p>
          <text:p text:style-name="P1"><text:span text:style-name="T2">fav_value (uk)</text:span></text:p>
          <text:p text:style-name="P1"><text:span text:style-name="T2">fav_count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7.78cm" svg:y1="22.082cm" svg:x2="17.764cm" svg:y2="24.019cm" draw:start-shape="id6" draw:start-glue-point="2" draw:end-shape="id7" draw:end-glue-point="0" svg:d="m17780 22082-16 1937">
          <text:p/>
        </draw:connector>
        <draw:connector draw:style-name="gr4" draw:text-style-name="P4" draw:layer="layout" draw:type="line" svg:x1="5.445cm" svg:y1="3.349cm" svg:x2="7.477cm" svg:y2="3.285cm" draw:start-shape="id3" draw:end-shape="id2" draw:end-glue-point="14" svg:d="m5445 3349 2032-64">
          <text:p/>
        </draw:connector>
        <draw:custom-shape draw:style-name="gr6" draw:text-style-name="P2" xml:id="id5" draw:id="id5" draw:layer="layout" svg:width="5.588cm" svg:height="5.461cm" svg:x="15.002cm" svg:y="10.906cm">
          <draw:glue-point draw:id="4" svg:x="5cm" svg:y="-2.24cm"/>
          <draw:glue-point draw:id="5" svg:x="2.692cm" svg:y="-4.998cm"/>
          <draw:glue-point draw:id="6" svg:x="-2.307cm" svg:y="-4.998cm"/>
          <draw:glue-point draw:id="7" svg:x="-2.307cm" svg:y="5.001cm"/>
          <draw:glue-point draw:id="8" svg:x="2.692cm" svg:y="5.001cm"/>
          <draw:glue-point draw:id="9" svg:x="-5cm" svg:y="-2.24cm"/>
          <draw:glue-point draw:id="10" svg:x="-5cm" svg:y="2.587cm"/>
          <draw:glue-point draw:id="11" svg:x="-5.001cm" svg:y="-2.906cm"/>
          <draw:glue-point draw:id="12" svg:x="-5.001cm" svg:y="-1.51cm"/>
          <text:p text:style-name="P1"><text:span text:style-name="T1">collection_analysis</text:span></text:p>
          <text:p text:style-name="P1"><text:span text:style-name="T2"/></text:p>
          <text:p text:style-name="P1"><text:span text:style-name="T2">ca_id (pk)</text:span></text:p>
          <text:p text:style-name="P1"><text:span text:style-name="T2">analysis_id (uk)(fk)</text:span></text:p>
          <text:p text:style-name="P1"><text:span text:style-name="T2">collection_id (uk)(fk)</text:span></text:p>
          <text:p text:style-name="P1"><text:span text:style-name="T2">ci_name</text:span></text:p>
          <text:p text:style-name="P1"><text:span text:style-name="T2">ci_location</text:span></text:p>
          <text:p text:style-name="P1"><text:span text:style-name="T2">ci_type</text:span></text:p>
          <text:p text:style-name="P1"><text:span text:style-name="T2">ci_format</text:span></text:p>
          <text:p text:style-name="P1"><text:span text:style-name="T2">ci_rowcount</text:span></text:p>
          <text:p text:style-name="P1"><text:span text:style-name="T2">ci_delimiter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5.588cm" svg:height="2.667cm" svg:x="7.477cm" svg:y="5.699cm">
          <draw:glue-point draw:id="4" svg:x="2.5cm" svg:y="-5cm"/>
          <draw:glue-point draw:id="5" svg:x="-2.083cm" svg:y="-5cm"/>
          <draw:glue-point draw:id="6" svg:x="-5cm" svg:y="-2.777cm"/>
          <draw:glue-point draw:id="7" svg:x="-5cm" svg:y="2.222cm"/>
          <draw:glue-point draw:id="8" svg:x="-1.666cm" svg:y="5cm"/>
          <draw:glue-point draw:id="9" svg:x="1.666cm" svg:y="5cm"/>
          <draw:glue-point draw:id="10" svg:x="5cm" svg:y="2.222cm"/>
          <draw:glue-point draw:id="11" svg:x="5cm" svg:y="-2.777cm"/>
          <text:p text:style-name="P1"><text:span text:style-name="T1">analysis_profile</text:span></text:p>
          <text:p text:style-name="P1"><text:span text:style-name="T4"/></text:p>
          <text:p text:style-name="P1"><text:span text:style-name="T4">analysis_profile_id (pk)</text:span></text:p>
          <text:p text:style-name="P1"><text:span text:style-name="T4">instance_id (uk)(fk)</text:span></text:p>
          <text:p text:style-name="P1"><text:span text:style-name="T4">analysis_profile_name (uk)</text:span></text:p>
          <text:p text:style-name="P1"><text:span text:style-name="T4">collection_id (uk)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10.271cm" svg:y1="4.937cm" svg:x2="10.271cm" svg:y2="5.699cm" draw:start-shape="id2" draw:end-shape="id8" svg:d="m10271 4937v762">
          <text:p/>
        </draw:connector>
        <draw:connector draw:style-name="gr8" draw:text-style-name="P4" draw:layer="layout" draw:type="line" svg:x1="13.065cm" svg:y1="4.682cm" svg:x2="14.97cm" svg:y2="4.811cm" draw:start-shape="id2" draw:start-glue-point="16" draw:end-shape="id9" draw:end-glue-point="12" svg:d="m13065 4682 1905 129">
          <text:p/>
        </draw:connector>
        <draw:custom-shape draw:style-name="gr1" draw:text-style-name="P2" xml:id="id10" draw:id="id10" draw:layer="layout" svg:width="4.445cm" svg:height="3.937cm" svg:x="1cm" svg:y="23.003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2.5cm" svg:y="-4.998cm"/>
          <draw:glue-point draw:id="12" svg:x="-2.5cm" svg:y="-4.998cm"/>
          <text:p text:style-name="P1"><text:span text:style-name="T1">element</text:span></text:p>
          <text:p text:style-name="P1"><text:span text:style-name="T2"/></text:p>
          <text:p text:style-name="P1"><text:span text:style-name="T2">element_name (pk)</text:span></text:p>
          <text:p text:style-name="P1"><text:span text:style-name="T2">element_desc</text:span></text:p>
          <text:p text:style-name="P1"><text:span text:style-name="T2">element_type</text:span></text:p>
          <text:p text:style-name="P1"><text:span text:style-name="T2">element_length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3.222cm" svg:y1="23.003cm" svg:x2="3.222cm" svg:y2="21.955cm" draw:start-shape="id10" draw:start-glue-point="0" draw:end-shape="id11" draw:end-glue-point="2" svg:d="m3222 23003v-1048">
          <text:p/>
        </draw:connector>
        <draw:custom-shape draw:style-name="gr1" draw:text-style-name="P2" xml:id="id11" draw:id="id11" draw:layer="layout" svg:width="4.445cm" svg:height="4.826cm" svg:x="1cm" svg:y="17.129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5cm" svg:y="4.46cm"/>
          <draw:glue-point draw:id="12" svg:x="4.166cm" svg:y="5.001cm"/>
          <text:p text:style-name="P1"><text:span text:style-name="T1">field</text:span></text:p>
          <text:p text:style-name="P1"><text:span text:style-name="T2"/></text:p>
          <text:p text:style-name="P1"><text:span text:style-name="T2">field_id (pk)</text:span></text:p>
          <text:p text:style-name="P1"><text:span text:style-name="T2">collection_id (uk)(fk)</text:span></text:p>
          <text:p text:style-name="P1"><text:span text:style-name="T2">field_name (uk)</text:span></text:p>
          <text:p text:style-name="P1"><text:span text:style-name="T2">field_desc</text:span></text:p>
          <text:p text:style-name="P1"><text:span text:style-name="T2">field_type</text:span></text:p>
          <text:p text:style-name="P1"><text:span text:style-name="T2">field_order</text:span></text:p>
          <text:p text:style-name="P1"><text:span text:style-name="T2">field_len</text:span></text:p>
          <text:p text:style-name="P1"><text:span text:style-name="T2">element_name (fk)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3.222cm" svg:y1="13.319cm" svg:x2="3.222cm" svg:y2="17.129cm" draw:start-shape="id4" draw:start-glue-point="2" draw:end-shape="id11" draw:end-glue-point="0" svg:d="m3222 13319v3810">
          <text:p/>
        </draw:connector>
        <draw:custom-shape draw:style-name="gr6" draw:text-style-name="P2" xml:id="id6" draw:id="id6" draw:layer="layout" svg:width="5.62cm" svg:height="4.953cm" svg:x="14.97cm" svg:y="17.129cm">
          <draw:glue-point draw:id="4" svg:x="5cm" svg:y="-2.24cm"/>
          <draw:glue-point draw:id="5" svg:x="2.692cm" svg:y="-4.998cm"/>
          <draw:glue-point draw:id="6" svg:x="-2.307cm" svg:y="-4.998cm"/>
          <draw:glue-point draw:id="7" svg:x="-2.307cm" svg:y="5.001cm"/>
          <draw:glue-point draw:id="8" svg:x="2.692cm" svg:y="5.001cm"/>
          <draw:glue-point draw:id="9" svg:x="-5cm" svg:y="-2.24cm"/>
          <draw:glue-point draw:id="10" svg:x="-5cm" svg:y="2.587cm"/>
          <draw:glue-point draw:id="11" svg:x="-0.254cm" svg:y="0.385cm"/>
          <text:p text:style-name="P1"><text:span text:style-name="T1">field_analysis</text:span></text:p>
          <text:p text:style-name="P1"><text:span text:style-name="T2"/></text:p>
          <text:p text:style-name="P1"><text:span text:style-name="T2">fa_id (pk)</text:span></text:p>
          <text:p text:style-name="P1"><text:span text:style-name="T2">ca_id (uk)(fk)</text:span></text:p>
          <text:p text:style-name="P1"><text:span text:style-name="T2">field_id (uk)(fk)</text:span></text:p>
          <text:p text:style-name="P1"><text:span text:style-name="T2">fa_case</text:span></text:p>
          <text:p text:style-name="P1"><text:span text:style-name="T2">fa_unique_values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5.445cm" svg:y1="19.542cm" svg:x2="14.97cm" svg:y2="19.605cm" draw:start-shape="id11" draw:start-glue-point="1" draw:end-shape="id6" draw:end-glue-point="3" svg:d="m5445 19542 9525 63">
          <text:p/>
        </draw:connector>
        <draw:custom-shape draw:style-name="gr6" draw:text-style-name="P2" xml:id="id9" draw:id="id9" draw:layer="layout" svg:width="5.588cm" svg:height="5.715cm" svg:x="14.97cm" svg:y="4.175cm">
          <draw:glue-point draw:id="4" svg:x="2.5cm" svg:y="-5cm"/>
          <draw:glue-point draw:id="5" svg:x="-2.083cm" svg:y="-5cm"/>
          <draw:glue-point draw:id="6" svg:x="-5cm" svg:y="-2.777cm"/>
          <draw:glue-point draw:id="7" svg:x="-5cm" svg:y="2.222cm"/>
          <draw:glue-point draw:id="8" svg:x="-1.666cm" svg:y="5cm"/>
          <draw:glue-point draw:id="9" svg:x="1.666cm" svg:y="5cm"/>
          <draw:glue-point draw:id="10" svg:x="5cm" svg:y="2.222cm"/>
          <draw:glue-point draw:id="11" svg:x="5cm" svg:y="-2.777cm"/>
          <draw:glue-point draw:id="12" svg:x="-5cm" svg:y="-3.888cm"/>
          <draw:glue-point draw:id="13" svg:x="-5.001cm" svg:y="3.445cm"/>
          <draw:glue-point draw:id="14" svg:x="-5cm" svg:y="4.334cm"/>
          <draw:glue-point draw:id="15" svg:x="-4.772cm" svg:y="-4.554cm"/>
          <text:p text:style-name="P1"><text:span text:style-name="T1">Analysis</text:span></text:p>
          <text:p text:style-name="P1"><text:span text:style-name="T1"/></text:p>
          <text:p text:style-name="P1"><text:span text:style-name="T4">analysis_id (pk)</text:span></text:p>
          <text:p text:style-name="P1"><text:span text:style-name="T4">instance_id (uk)(fk)</text:span></text:p>
          <text:p text:style-name="P1"><text:span text:style-name="T4">analysis_profile_id (fk)</text:span></text:p>
          <text:p text:style-name="P1"><text:span text:style-name="T4">analysis_timestamp</text:span></text:p>
          <text:p text:style-name="P1"><text:span text:style-name="T4">analysis_tool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3.065cm" svg:y1="7.032cm" svg:x2="14.97cm" svg:y2="7.032cm" draw:start-shape="id8" draw:start-glue-point="1" draw:end-shape="id9" svg:d="m13065 7032h1905">
          <text:p/>
        </draw:connector>
        <draw:connector draw:style-name="gr5" draw:text-style-name="P4" draw:layer="layout" draw:type="line" svg:x1="17.764cm" svg:y1="9.89cm" svg:x2="17.796cm" svg:y2="10.906cm" draw:start-shape="id9" draw:end-shape="id5" svg:d="m17764 9890 32 1016">
          <text:p/>
        </draw:connector>
        <draw:connector draw:style-name="gr5" draw:text-style-name="P4" draw:layer="layout" draw:type="line" svg:x1="17.796cm" svg:y1="16.367cm" svg:x2="17.78cm" svg:y2="17.129cm" draw:start-shape="id5" draw:start-glue-point="2" draw:end-shape="id6" svg:d="m17796 16367-16 762">
          <text:p/>
        </draw:connector>
        <draw:connector draw:style-name="gr4" draw:text-style-name="P4" draw:layer="layout" draw:type="line" svg:x1="5.444cm" svg:y1="7.605cm" svg:x2="7.477cm" svg:y2="7.624cm" draw:start-shape="id4" draw:start-glue-point="14" draw:end-shape="id8" draw:end-glue-point="7" svg:d="m5444 7605 2033 19">
          <text:p/>
        </draw:connector>
        <draw:custom-shape draw:style-name="gr1" draw:text-style-name="P2" xml:id="id12" draw:id="id12" draw:layer="layout" svg:width="2.921cm" svg:height="5.969cm" svg:x="6.334cm" svg:y="13.065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5cm" svg:y="4.46cm"/>
          <draw:glue-point draw:id="12" svg:x="4.166cm" svg:y="5.001cm"/>
          <draw:glue-point draw:id="13" svg:x="5.001cm" svg:y="-3.421cm"/>
          <draw:glue-point draw:id="14" svg:x="5.001cm" svg:y="-4.573cm"/>
          <draw:glue-point draw:id="15" svg:x="5.001cm" svg:y="-2.233cm"/>
          <draw:glue-point draw:id="16" svg:x="5.001cm" svg:y="-4.148cm"/>
          <draw:glue-point draw:id="17" svg:x="5.001cm" svg:y="3.511cm"/>
          <draw:glue-point draw:id="18" svg:x="5.001cm" svg:y="3.937cm"/>
          <text:p text:style-name="P1"><text:span text:style-name="T1">rule</text:span></text:p>
          <text:p text:style-name="P1"><text:span text:style-name="T5"/></text:p>
          <text:p text:style-name="P1"><text:span text:style-name="T2">rule_id (pk)</text:span></text:p>
          <text:p text:style-name="P1"><text:span text:style-name="T2">schema_id (fk)</text:span></text:p>
          <text:p text:style-name="P1"><text:span text:style-name="T2">collection_id (fk)</text:span></text:p>
          <text:p text:style-name="P1"><text:span text:style-name="T2">field_id (fk)</text:span></text:p>
          <text:p text:style-name="P1"><text:span text:style-name="T2">rule_desc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5.064cm" svg:y1="13.319cm" svg:x2="6.334cm" svg:y2="14.723cm" draw:end-shape="id12" draw:end-glue-point="6" svg:d="m5064 13319 1270 1404">
          <text:p/>
        </draw:connector>
        <draw:connector draw:style-name="gr7" draw:text-style-name="P4" draw:layer="layout" draw:type="line" svg:x1="5.444cm" svg:y1="18.202cm" svg:x2="6.334cm" svg:y2="17.706cm" draw:start-shape="id11" draw:start-glue-point="8" draw:end-shape="id12" draw:end-glue-point="5" svg:d="m5444 18202 890-496">
          <text:p/>
        </draw:connector>
        <draw:custom-shape draw:style-name="gr9" draw:text-style-name="P2" xml:id="id13" draw:id="id13" draw:layer="layout" svg:width="2.921cm" svg:height="5.969cm" svg:x="10.779cm" svg:y="13.065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5cm" svg:y="4.46cm"/>
          <draw:glue-point draw:id="12" svg:x="4.166cm" svg:y="5.001cm"/>
          <draw:glue-point draw:id="13" svg:x="5.001cm" svg:y="-3.421cm"/>
          <draw:glue-point draw:id="14" svg:x="5.001cm" svg:y="-4.573cm"/>
          <draw:glue-point draw:id="15" svg:x="5.001cm" svg:y="-2.233cm"/>
          <draw:glue-point draw:id="16" svg:x="5.001cm" svg:y="-4.148cm"/>
          <draw:glue-point draw:id="17" svg:x="5.001cm" svg:y="3.511cm"/>
          <draw:glue-point draw:id="18" svg:x="5.001cm" svg:y="3.937cm"/>
          <text:p text:style-name="P1"><text:span text:style-name="T1">rule_analysis</text:span></text:p>
          <text:p text:style-name="P1"><text:span text:style-name="T5"/></text:p>
          <text:p text:style-name="P1"><text:span text:style-name="T2">ra_id (pk)</text:span></text:p>
          <text:p text:style-name="P1"><text:span text:style-name="T2">ca_id (uk)(fk)</text:span></text:p>
          <text:p text:style-name="P1"><text:span text:style-name="T2">rule_id (uk)(fk)</text:span></text:p>
          <text:p text:style-name="P1"><text:span text:style-name="T2">ra_errors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5.002cm" svg:y1="15.048cm" svg:x2="13.699cm" svg:y2="14.717cm" draw:start-shape="id5" draw:start-glue-point="10" draw:end-shape="id13" draw:end-glue-point="15" svg:d="m15002 15048-1303-331">
          <text:p/>
        </draw:connector>
        <draw:connector draw:style-name="gr7" draw:text-style-name="P4" draw:layer="layout" draw:type="line" svg:x1="9.254cm" svg:y1="14.717cm" svg:x2="10.779cm" svg:y2="14.723cm" draw:start-shape="id12" draw:start-glue-point="15" draw:end-shape="id13" draw:end-glue-point="6" svg:d="m9254 14717 1525 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5T15:28:45</meta:creation-date>
    <dc:date>2012-06-02T17:19:21</dc:date>
    <meta:editing-duration>P5DT10H13M20S</meta:editing-duration>
    <meta:editing-cycles>52</meta:editing-cycles>
    <meta:generator>LibreOffice/3.5$Linux_x86 LibreOffice_project/350m1$Build-2</meta:generator>
    <meta:document-statistic meta:object-count="31"/>
  </office:meta>
</office:document-meta>
</file>